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/>
    </style:style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background-color="transparen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fo:background-color="transparent"/>
    </style:style>
    <style:style style:name="ce9" style:family="table-cell" style:parent-style-name="Default" style:data-style-name="N0">
      <style:table-cell-properties style:vertical-align="middle" fo:wrap-option="wrap" fo:background-color="#FFFFFF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0000"/>
    </style:style>
    <style:style style:name="ce14" style:family="table-cell" style:parent-style-name="Default" style:data-style-name="N15">
      <style:table-cell-properties fo:border="thin solid #000000" style:vertical-align="middle" fo:wrap-option="wrap" fo:background-color="#E6B8B7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5">
      <style:table-cell-properties fo:border="thin solid #000000" style:vertical-align="middle" fo:background-color="#E6B8B7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5">
      <style:table-cell-properties fo:border="thin solid #000000" style:vertical-align="middle" fo:wrap-option="wrap" fo:background-color="#E6B8B7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0070C0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0070C0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0070C0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0070C0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0070C0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0070C0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wrap-option="wrap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0070C0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background-color="transparen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background-color="#E6B8B7"/>
    </style:style>
    <style:style style:name="ce29" style:family="table-cell" style:parent-style-name="Default" style:data-style-name="N0">
      <style:table-cell-properties fo:border="thin solid #000000" style:vertical-align="middle" fo:background-color="#E6B8B7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FFFF00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#FFFF00"/>
    </style:style>
    <style:style style:name="ce32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93145833333333cm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10.1070833333333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6.61458333333333cm"/>
    </style:style>
    <style:style style:name="co6" style:family="table-column">
      <style:table-column-properties fo:break-before="auto" style:column-width="3.889375cm"/>
    </style:style>
    <style:style style:name="co7" style:family="table-column">
      <style:table-column-properties fo:break-before="auto" style:column-width="9.86895833333333cm"/>
    </style:style>
    <style:style style:name="co8" style:family="table-column">
      <style:table-column-properties fo:break-before="auto" style:column-width="4.18041666666667cm"/>
    </style:style>
    <style:style style:name="co9" style:family="table-column">
      <style:table-column-properties fo:break-before="auto" style:column-width="6.24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11.4035416666667cm"/>
    </style:style>
    <style:style style:name="co13" style:family="table-column">
      <style:table-column-properties fo:break-before="auto" style:column-width="8.837083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24.7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344.25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ro7" style:family="table-row">
      <style:table-row-properties style:row-height="38.25pt" style:use-optimal-row-height="true" fo:break-before="auto"/>
    </style:style>
    <style:style style:name="ro8" style:family="table-row">
      <style:table-row-properties style:row-height="409.5pt" style:use-optimal-row-height="true" fo:break-before="auto"/>
    </style:style>
    <style:style style:name="ro9" style:family="table-row">
      <style:table-row-properties style:row-height="51pt" style:use-optimal-row-height="true" fo:break-before="auto"/>
    </style:style>
    <style:style style:name="ro10" style:family="table-row">
      <style:table-row-properties style:row-height="76.5pt" style:use-optimal-row-height="true" fo:break-before="auto"/>
    </style:style>
    <style:style style:name="ro11" style:family="table-row">
      <style:table-row-properties style:row-height="114.75pt" style:use-optimal-row-height="true" fo:break-before="auto"/>
    </style:style>
    <style:style style:name="ro12" style:family="table-row">
      <style:table-row-properties style:row-height="127.5pt" style:use-optimal-row-height="true" fo:break-before="auto"/>
    </style:style>
    <style:style style:name="ro13" style:family="table-row">
      <style:table-row-properties style:row-height="242.25pt" style:use-optimal-row-height="true" fo:break-before="auto"/>
    </style:style>
    <style:style style:name="ro14" style:family="table-row">
      <style:table-row-properties style:row-height="178.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C_EDU_Diretor_-_Completo_(2)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6374" table:default-cell-style-name="ce5"/>
        <table:table-row table:style-name="ro1">
          <table:table-cell office:value-type="string" table:number-columns-spanned="7" table:number-rows-spanned="1" table:style-name="ce40">
            <text:p>Dicionário de variáveis da pesquisa TIC Educação 2019</text:p>
            <text:p>Microdados referentes a unidade de análise Diretor</text:p>
          </table:table-cell>
          <table:covered-table-cell table:number-columns-repeated="6"/>
          <table:table-cell table:number-columns-repeated="2" table:style-name="ce25"/>
          <table:table-cell table:number-columns-repeated="16375" table:style-name="ce1"/>
        </table:table-row>
        <table:table-row table:style-name="ro2">
          <table:table-cell office:value-type="string" table:style-name="ce14">
            <text:p>Tamanho</text:p>
          </table:table-cell>
          <table:table-cell office:value-type="string" table:style-name="ce15">
            <text:p>ID_variável</text:p>
          </table:table-cell>
          <table:table-cell office:value-type="string" table:style-name="ce16">
            <text:p>Descrição da variável</text:p>
          </table:table-cell>
          <table:table-cell office:value-type="string" table:style-name="ce16">
            <text:p>Tipo</text:p>
          </table:table-cell>
          <table:table-cell office:value-type="string" table:style-name="ce16">
            <text:p>Código e rótulo da variável</text:p>
          </table:table-cell>
          <table:table-cell office:value-type="string" table:style-name="ce16">
            <text:p>Observações</text:p>
          </table:table-cell>
          <table:table-cell office:value-type="string" table:style-name="ce16">
            <text:p>Consistência</text:p>
          </table:table-cell>
          <table:table-cell table:style-name="ce28"/>
          <table:table-cell office:value-type="string" table:style-name="ce29">
            <text:p>FL</text:p>
          </table:table-cell>
          <table:table-cell table:number-columns-repeated="16375" table:style-name="ce1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QUEST</text:p>
          </table:table-cell>
          <table:table-cell office:value-type="string" table:style-name="ce6">
            <text:p>Número de identificação do questionário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4" table:style-name="ce10"/>
          <table:table-cell table:number-columns-repeated="16375" table:style-name="ce8"/>
        </table:table-row>
        <table:table-row table:style-name="ro4">
          <table:table-cell office:value-type="float" office:value="8" table:style-name="ce7">
            <text:p>8</text:p>
          </table:table-cell>
          <table:table-cell office:value-type="string" table:style-name="ce6">
            <text:p>ID_ESCOLA_CENSO</text:p>
          </table:table-cell>
          <table:table-cell office:value-type="string" table:style-name="ce6">
            <text:p>Código da escola conforme os dados originados do Censo Escolar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4" table:style-name="ce10"/>
          <table:table-cell table:number-columns-repeated="16375" table:style-name="ce8"/>
        </table:table-row>
        <table:table-row table:style-name="ro4">
          <table:table-cell office:value-type="float" office:value="8" table:style-name="ce7">
            <text:p>8</text:p>
          </table:table-cell>
          <table:table-cell office:value-type="string" table:style-name="ce6">
            <text:p>ID_ESCOLA</text:p>
          </table:table-cell>
          <table:table-cell office:value-type="string" table:style-name="ce6">
            <text:p>Código de identificação da escola entre as bases de microdados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4" table:style-name="ce10"/>
          <table:table-cell table:number-columns-repeated="16375" table:style-name="ce8"/>
        </table:table-row>
        <table:table-row table:style-name="ro3">
          <table:table-cell office:value-type="float" office:value="250" table:style-name="ce7">
            <text:p>250</text:p>
          </table:table-cell>
          <table:table-cell office:value-type="string" table:style-name="ce6">
            <text:p>NOME_ESCOLA</text:p>
          </table:table-cell>
          <table:table-cell office:value-type="string" table:style-name="ce6">
            <text:p>Nome da Escola</text:p>
          </table:table-cell>
          <table:table-cell office:value-type="string" table:style-name="ce6">
            <text:p>Texto</text:p>
          </table:table-cell>
          <table:table-cell table:style-name="ce6"/>
          <table:table-cell table:number-columns-repeated="4" table:style-name="ce10"/>
          <table:table-cell table:number-columns-repeated="16375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COD_UF</text:p>
          </table:table-cell>
          <table:table-cell office:value-type="string" table:style-name="ce6">
            <text:p>UF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1="RO"</text:p>
            <text:p>12="AC"</text:p>
            <text:p>13="AM"</text:p>
            <text:p>14="RR"</text:p>
            <text:p>15="PA"</text:p>
            <text:p>16="AP"</text:p>
            <text:p>17="TO"</text:p>
            <text:p>21="MA"</text:p>
            <text:p>22="PI"</text:p>
            <text:p>23="CE"</text:p>
            <text:p>24="RN"</text:p>
            <text:p>25="PB"</text:p>
            <text:p>26="PE"</text:p>
            <text:p>27="AL"</text:p>
            <text:p>28="SE"</text:p>
            <text:p>29="BA"</text:p>
            <text:p>31="MG"</text:p>
            <text:p>32="ES"</text:p>
            <text:p>33="RJ"</text:p>
            <text:p>35="SP"</text:p>
            <text:p>41="PR"</text:p>
            <text:p>42="SC"</text:p>
            <text:p>43="RS"</text:p>
            <text:p>50="MS"</text:p>
            <text:p>51="MT"</text:p>
            <text:p>52="GO"</text:p>
            <text:p>53="DF"</text:p>
          </table:table-cell>
          <table:table-cell office:value-type="string" table:style-name="ce10">
            <text:p>(listagem <text:s/>com código do IBGE)</text:p>
          </table:table-cell>
          <table:table-cell table:number-columns-repeated="3" table:style-name="ce10"/>
          <table:table-cell table:number-columns-repeated="16375" table:style-name="ce8"/>
        </table:table-row>
        <table:table-row table:style-name="ro4">
          <table:table-cell office:value-type="float" office:value="7" table:style-name="ce7">
            <text:p>7</text:p>
          </table:table-cell>
          <table:table-cell office:value-type="string" table:style-name="ce6">
            <text:p>COD_CIDADE</text:p>
          </table:table-cell>
          <table:table-cell office:value-type="string" table:style-name="ce6">
            <text:p>Cidade</text:p>
          </table:table-cell>
          <table:table-cell office:value-type="string" table:style-name="ce6">
            <text:p>Numérico</text:p>
          </table:table-cell>
          <table:table-cell table:style-name="ce6"/>
          <table:table-cell office:value-type="string" table:style-name="ce10">
            <text:p><text:s/>(ver aba "Tabela de municípios IBGE")</text:p>
          </table:table-cell>
          <table:table-cell table:number-columns-repeated="3" table:style-name="ce10"/>
          <table:table-cell table:number-columns-repeated="16375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COD_REGIAO</text:p>
          </table:table-cell>
          <table:table-cell office:value-type="string" table:style-name="ce6">
            <text:p>Regiã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="Norte"</text:p>
            <text:p>2="Nordeste"</text:p>
            <text:p>3="Sudeste"</text:p>
            <text:p>4="Sul"</text:p>
            <text:p>5="Centro-Oeste"</text:p>
          </table:table-cell>
          <table:table-cell office:value-type="string" table:style-name="ce10">
            <text:p><text:s/>(listagem com código do IBGE)</text:p>
          </table:table-cell>
          <table:table-cell table:number-columns-repeated="3" table:style-name="ce10"/>
          <table:table-cell table:number-columns-repeated="16375" table:style-name="ce8"/>
        </table:table-row>
        <table:table-row table:style-name="ro7">
          <table:table-cell office:value-type="float" office:value="1" table:style-name="ce7">
            <text:p>1</text:p>
          </table:table-cell>
          <table:table-cell office:value-type="string" table:style-name="ce6">
            <text:p>COD_DEPENDENCIA</text:p>
          </table:table-cell>
          <table:table-cell office:value-type="string" table:style-name="ce6">
            <text:p>Dependência administrativ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Municipal"</text:p>
            <text:p>2 = "Estadual"</text:p>
            <text:p>3 = "Particular"</text:p>
          </table:table-cell>
          <table:table-cell table:number-columns-repeated="4" table:style-name="ce10"/>
          <table:table-cell table:number-columns-repeated="16375" table:style-name="ce8"/>
        </table:table-row>
        <table:table-row table:style-name="ro8">
          <table:table-cell office:value-type="float" office:value="3" table:style-name="ce7">
            <text:p>3</text:p>
          </table:table-cell>
          <table:table-cell office:value-type="string" table:style-name="ce6">
            <text:p>ESTRATO</text:p>
          </table:table-cell>
          <table:table-cell office:value-type="string" table:style-name="ce6">
            <text:p>Estrato do diretor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11 = "Norte_Municipal_5º ano"</text:p>
            <text:p>211 = "Nordeste_Municipal_5º ano"</text:p>
            <text:p>311 = "Sudeste_Municipal_5º ano"</text:p>
            <text:p>411 = "Sul_Municipal_5º ano"</text:p>
            <text:p>511 = "Centro Oeste_Municipal_5º ano"</text:p>
            <text:p>112 = "Norte_Municipal_9º ano"</text:p>
            <text:p>212 = "Nordeste_Municipal_9º ano"</text:p>
            <text:p>312 = "Sudeste_Municipal_9º ano"</text:p>
            <text:p>412 = "Sul_Municipal_9º ano"</text:p>
            <text:p>512 = "Centro Oeste_Municipal_9º ano"</text:p>
            <text:p>113 = "Norte_Municipal_2º ano"</text:p>
            <text:p>213 = "Nordeste_Municipal_2º ano"</text:p>
            <text:p>313 = "Sudeste_Municipal_2º ano"</text:p>
            <text:p>413 = "Sul_Municipal_2º ano"</text:p>
            <text:p>513 = "Centro Oeste_Municipal_2º ano"</text:p>
            <text:p>121 = "Norte_Estadual_5º ano"</text:p>
            <text:p>221 = "Nordeste_Estadual_5º ano"</text:p>
            <text:p>321 = "Sudeste_Estadual_5º ano"</text:p>
            <text:p>421 = "Sul_Estadual_5º ano"</text:p>
            <text:p>521 = "Centro Oeste_Estadual_5º ano"</text:p>
            <text:p>122 = "Norte_Estadual_9º ano"</text:p>
            <text:p>222 = "Nordeste_Estadual_9º ano"</text:p>
            <text:p>322 = "Sudeste_Estadual_9º ano"</text:p>
            <text:p>422 = "Sul_Estadual_9º ano"</text:p>
            <text:p>522 = "Centro Oeste_Estadual_9º ano"</text:p>
            <text:p>123 = "Norte_Estadual_2º ano"</text:p>
            <text:p>223 = "Nordeste_Estadual_2º ano"</text:p>
            <text:p>323 = "Sudeste_Estadual_2º ano"</text:p>
            <text:p>423 = "Sul_Estadual_2º ano"</text:p>
            <text:p>523 = "Centro Oeste_Estadual_2º ano"</text:p>
            <text:p>131 = "Norte_Particular_5º ano"</text:p>
            <text:p>231 = "Nordeste_Particular_5º ano"</text:p>
            <text:p>331 = "Sudeste_Particular_5º ano"</text:p>
            <text:p>431 = "Sul_Particular_5º ano"</text:p>
            <text:p>531 = "Centro Oeste_Particular_5º ano"</text:p>
            <text:p>132 = "Norte_Particular_9º ano"</text:p>
            <text:p>232 = "Nordeste_Particular_9º ano"</text:p>
            <text:p>332 = "Sudeste_Particular_9º ano"</text:p>
            <text:p>432 = "Sul_Particular_9º ano"</text:p>
            <text:p>532 = "Centro Oeste_Particular_9º ano"</text:p>
            <text:p>133 = "Norte_Particular_2º ano"</text:p>
            <text:p>233 = "Nordeste_Particular_2º ano"</text:p>
            <text:p>333 = "Sudeste_Particular_2º ano"</text:p>
            <text:p>433 = "Sul_Particular_2º ano"</text:p>
            <text:p>533 = "Centro Oeste_Particular_2º ano"</text:p>
            <text:p/>
          </table:table-cell>
          <table:table-cell office:value-type="string" table:style-name="ce10">
            <text:p>ver aba "Estratos"</text:p>
          </table:table-cell>
          <table:table-cell table:number-columns-repeated="3" table:style-name="ce10"/>
          <table:table-cell table:number-columns-repeated="16375" table:style-name="ce8"/>
        </table:table-row>
        <table:table-row table:style-name="ro4">
          <table:table-cell table:style-name="ce7"/>
          <table:table-cell office:value-type="string" table:style-name="ce6">
            <text:p>ESTRATO_ERRO</text:p>
          </table:table-cell>
          <table:table-cell office:value-type="string" table:style-name="ce6">
            <text:p>ESTRATO DE SELECAO</text:p>
          </table:table-cell>
          <table:table-cell office:value-type="string" table:style-name="ce6">
            <text:p>Numérico</text:p>
          </table:table-cell>
          <table:table-cell table:style-name="ce6"/>
          <table:table-cell table:style-name="ce10"/>
          <table:table-cell office:value-type="string" table:style-name="ce10">
            <text:p>Usar variável enviada na amostra e que está sendo utilizada nos controles de campo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9">
          <table:table-cell office:value-type="float" office:value="9" table:style-name="ce7">
            <text:p>9</text:p>
          </table:table-cell>
          <table:table-cell office:value-type="string" table:style-name="ce6">
            <text:p>UPA</text:p>
          </table:table-cell>
          <table:table-cell office:value-type="string" table:style-name="ce6">
            <text:p>Unidade primaria de amostagem</text:p>
          </table:table-cell>
          <table:table-cell table:number-columns-repeated="2" table:style-name="ce6"/>
          <table:table-cell office:value-type="string" table:style-name="ce10">
            <text:p>Combinação do código da escola e série - Não é necessário preencher no banco de dados</text:p>
          </table:table-cell>
          <table:table-cell table:number-columns-repeated="3" table:style-name="ce10"/>
          <table:table-cell table:number-columns-repeated="16375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SERIE</text:p>
          </table:table-cell>
          <table:table-cell office:value-type="string" table:style-name="ce6">
            <text:p>Série a qual o diretor está respondendo a pesquisa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5º ano do ensino fundamental"</text:p>
            <text:p>2 = "9º ano do ensino fundamental"</text:p>
            <text:p>3 = "2º ano do ensino médio"</text:p>
          </table:table-cell>
          <table:table-cell table:number-columns-repeated="4" table:style-name="ce10"/>
          <table:table-cell table:number-columns-repeated="16375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</text:p>
          </table:table-cell>
          <table:table-cell office:value-type="string" table:style-name="ce6">
            <text:p>Sexo do respondent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Feminino"</text:p>
            <text:p>2 = "Masculino"</text:p>
          </table:table-cell>
          <table:table-cell table:number-columns-repeated="2" table:style-name="ce10"/>
          <table:table-cell office:value-type="string" table:style-name="ce10">
            <text:p>Como é anotado por observação, a exclusão do termo gênero não deve alterar o resultado</text:p>
          </table:table-cell>
          <table:table-cell table:style-name="ce10"/>
          <table:table-cell table:number-columns-repeated="16375" table:style-name="ce8"/>
        </table:table-row>
        <table:table-row table:style-name="ro7">
          <table:table-cell office:value-type="float" office:value="9" table:style-name="ce7">
            <text:p>9</text:p>
          </table:table-cell>
          <table:table-cell office:value-type="string" table:style-name="ce6">
            <text:p>P2</text:p>
          </table:table-cell>
          <table:table-cell office:value-type="string" table:style-name="ce6">
            <text:p>Idade do respondent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999999998 = "Não respondeu"</text:p>
          </table:table-cell>
          <table:table-cell table:style-name="ce10"/>
          <table:table-cell office:value-type="string" table:style-name="ce10">
            <text:p>18&lt;p2&lt;99</text:p>
          </table:table-cell>
          <table:table-cell table:style-name="ce10"/>
          <table:table-cell office:value-type="string" table:style-name="ce27">
            <text:p>PROGRAMAÇÃO: NÃO ACEITAR IDADE MENOR QUE 18 ANOS E MAIOR QUE 99 ANOS</text:p>
          </table:table-cell>
          <table:table-cell table:number-columns-repeated="16375" table:style-name="ce9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</text:p>
          </table:table-cell>
          <table:table-cell office:value-type="string" table:style-name="ce6">
            <text:p>Cor ou raça (classificação da população utilizada pelo IBGE)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Branca"</text:p>
            <text:p>2 = "Preta"</text:p>
            <text:p>3 = "Parda"</text:p>
            <text:p>4 = "Amarela"</text:p>
            <text:p>5 = "Indígena"</text:p>
            <text:p>98 = "Não respondeu"</text:p>
          </table:table-cell>
          <table:table-cell table:number-columns-repeated="4" table:style-name="ce10"/>
          <table:table-cell table:number-columns-repeated="16375" table:style-name="ce8"/>
        </table:table-row>
        <table:table-row table:style-name="ro11">
          <table:table-cell office:value-type="float" office:value="2" table:style-name="ce17">
            <text:p>2</text:p>
          </table:table-cell>
          <table:table-cell office:value-type="string" table:style-name="ce18">
            <text:p>RENDA_PESSOAL_2019</text:p>
          </table:table-cell>
          <table:table-cell office:value-type="string" table:style-name="ce18">
            <text:p>Renda pessoal no último mês</text:p>
          </table:table-cell>
          <table:table-cell table:style-name="ce18"/>
          <table:table-cell office:value-type="string" table:style-name="ce20">
            <text:p>1 = Até R$ 998,00</text:p>
            <text:p>2 = De R$ 998,01 a R$ 1.996,00</text:p>
            <text:p>3 = De R$ 1.996,01 a R$ 2.994,00</text:p>
            <text:p>4 = De R$ 2.994,01 a R$ 4.990,00</text:p>
            <text:p>5 = De 4.990,01 a R$ 9.980,00</text:p>
            <text:p>6 = De R$ 9.980,01 a R$ 19.960,00</text:p>
            <text:p>7 = De R$ 19.960,01 a R$ 29.940,00</text:p>
            <text:p>8 = Mais de R$ 29.940,00</text:p>
            <text:p>9 = Recusa</text:p>
          </table:table-cell>
          <table:table-cell table:number-columns-repeated="2" table:style-name="ce19"/>
          <table:table-cell office:value-type="string" table:style-name="ce22">
            <text:p>INCLUIR</text:p>
          </table:table-cell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11">
          <table:table-cell office:value-type="float" office:value="2" table:style-name="ce17">
            <text:p>2</text:p>
          </table:table-cell>
          <table:table-cell office:value-type="string" table:style-name="ce18">
            <text:p>RENDA_FAMILIAR_2019</text:p>
          </table:table-cell>
          <table:table-cell office:value-type="string" table:style-name="ce18">
            <text:p>Renda familiar no último mês</text:p>
          </table:table-cell>
          <table:table-cell table:style-name="ce18"/>
          <table:table-cell office:value-type="string" table:style-name="ce20">
            <text:p>1 = Até R$ 998,00</text:p>
            <text:p>2 = De R$ 998,01 a R$ 1.996,00</text:p>
            <text:p>3 = De R$ 1.996,01 a R$ 2.994,00</text:p>
            <text:p>4 = De R$ 2.994,01 a R$ 4.990,00</text:p>
            <text:p>5 = De 4.990,01 a R$ 9.980,00</text:p>
            <text:p>6 = De R$ 9.980,01 a R$ 19.960,00</text:p>
            <text:p>7 = De R$ 19.960,01 a R$ 29.940,00</text:p>
            <text:p>8 = Mais de R$ 29.940,00</text:p>
            <text:p>9 = Recusa</text:p>
          </table:table-cell>
          <table:table-cell table:number-columns-repeated="2" table:style-name="ce19"/>
          <table:table-cell office:value-type="string" table:style-name="ce22">
            <text:p>INCLUIR</text:p>
          </table:table-cell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11">
          <table:table-cell office:value-type="float" office:value="2" table:style-name="ce11">
            <text:p>2</text:p>
          </table:table-cell>
          <table:table-cell office:value-type="string" table:style-name="ce12">
            <text:p>RENDA_PESSOAL_2018</text:p>
          </table:table-cell>
          <table:table-cell office:value-type="string" table:style-name="ce12">
            <text:p>Renda pessoal no último mês</text:p>
          </table:table-cell>
          <table:table-cell table:style-name="ce12"/>
          <table:table-cell office:value-type="string" table:style-name="ce12">
            <text:p>1 = Até R$ 954,00</text:p>
            <text:p>2 = De R$ 954,01 a R$ 1.908,00</text:p>
            <text:p>3 = De R$ 1.908,01 a R$ 2.862,00</text:p>
            <text:p>4 = De R$ 2.862,01 a R$ 4.770,00</text:p>
            <text:p>5 = De 4.770,01 a R$ 9.540,00</text:p>
            <text:p>6 = De R$ 9.540,01 a R$ 19.080,00</text:p>
            <text:p>7 = De R$ 19.080,01 a R$ 28.620,00</text:p>
            <text:p>8 = Mais de R$ 28.620,00</text:p>
            <text:p>9 = Recusa</text:p>
          </table:table-cell>
          <table:table-cell table:number-columns-repeated="2" table:style-name="ce13"/>
          <table:table-cell office:value-type="string" table:style-name="ce26">
            <text:p>EXCLUIR</text:p>
          </table:table-cell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11">
          <table:table-cell office:value-type="float" office:value="2" table:style-name="ce11">
            <text:p>2</text:p>
          </table:table-cell>
          <table:table-cell office:value-type="string" table:style-name="ce12">
            <text:p>RENDA_FAMILIAR_2018</text:p>
          </table:table-cell>
          <table:table-cell office:value-type="string" table:style-name="ce12">
            <text:p>Renda familiar no último mês</text:p>
          </table:table-cell>
          <table:table-cell table:style-name="ce12"/>
          <table:table-cell office:value-type="string" table:style-name="ce12">
            <text:p>1 = Até R$ 954,00</text:p>
            <text:p>2 = De R$ 954,01 a R$ 1.908,00</text:p>
            <text:p>3 = De R$ 1.908,01 a R$ 2.862,00</text:p>
            <text:p>4 = De R$ 2.862,01 a R$ 4.770,00</text:p>
            <text:p>5 = De 4.770,01 a R$ 9.540,00</text:p>
            <text:p>6 = De R$ 9.540,01 a R$ 19.080,00</text:p>
            <text:p>7 = De R$ 19.080,01 a R$ 28.620,00</text:p>
            <text:p>8 = Mais de R$ 28.620,00</text:p>
            <text:p>9 = Recusa</text:p>
          </table:table-cell>
          <table:table-cell table:number-columns-repeated="2" table:style-name="ce13"/>
          <table:table-cell office:value-type="string" table:style-name="ce26">
            <text:p>EXCLUIR</text:p>
          </table:table-cell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12">
          <table:table-cell office:value-type="float" office:value="2" table:style-name="ce7">
            <text:p>2</text:p>
          </table:table-cell>
          <table:table-cell office:value-type="string" table:style-name="ce6">
            <text:p>RENDA_F_TAB</text:p>
          </table:table-cell>
          <table:table-cell office:value-type="string" table:style-name="ce6">
            <text:p>Renda Familiar tabelad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té 3 SM"</text:p>
            <text:p>2 = "Mais de 3 SM até 5 SM"</text:p>
            <text:p>3 = "Mais de 5 SM"</text:p>
            <text:p>9 = "Recusa"</text:p>
          </table:table-cell>
          <table:table-cell table:style-name="ce10"/>
          <table:table-cell office:value-type="string" table:style-name="ce10">
            <text:p>Construir a partir de RENDA_FAMILIAR_2019</text:p>
            <text:p/>
            <text:p>IF(RENDA_FAMILIAR_2019 = 1 OR RENDA_FAMILIAR_2019 =2 OR RENDA_FAMILIAR_2019=3) RENDA_F_TAB=1</text:p>
            <text:p>IF(RENDA_FAMILIAR_2019 = 4) RENDA_F_TAB=2</text:p>
            <text:p>IF(RENDA_FAMILIAR_2019 = 5 OR RENDA_FAMILIAR_2019 =6 OR RENDA_FAMILIAR_2019=7 OR RENDA_FAMILIAR_2019 = 8) RENDA_F_TAB=3</text:p>
            <text:p>IF(RENDA_FAMILIAR_2019 = 9) RENDA_F_TAB=9</text:p>
          </table:table-cell>
          <table:table-cell table:style-name="ce10"/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RENDA_P_TAB</text:p>
          </table:table-cell>
          <table:table-cell office:value-type="string" table:style-name="ce6">
            <text:p>Renda Pessoal tabelad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té 3 SM"</text:p>
            <text:p>2 = "Mais de 3 SM até 5 SM"</text:p>
            <text:p>3 = "Mais de 5 SM"</text:p>
            <text:p>9 = "Recusa"</text:p>
          </table:table-cell>
          <table:table-cell table:style-name="ce10"/>
          <table:table-cell office:value-type="string" table:style-name="ce10">
            <text:p>Construir a partir de RENDA_PESSOAL_2019 (idem anterior)</text:p>
          </table:table-cell>
          <table:table-cell table:style-name="ce10"/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9">
          <table:table-cell office:value-type="float" office:value="2" table:style-name="ce11">
            <text:p>2</text:p>
          </table:table-cell>
          <table:table-cell office:value-type="string" table:style-name="ce12">
            <text:p>P4_A</text:p>
          </table:table-cell>
          <table:table-cell office:value-type="string" table:style-name="ce12">
            <text:p>O diretor concluiu o ensino médio <text:s/>(antigo 2º grau) – magistério?</text:p>
          </table:table-cell>
          <table:table-cell office:value-type="string" table:style-name="ce12">
            <text:p>Numérico</text:p>
          </table:table-cell>
          <table:table-cell office:value-type="string" table:style-name="ce12">
            <text:p>0 = "Não"</text:p>
            <text:p>1 = "Sim"</text:p>
            <text:p><text:span text:style-name="T2">97 = "Não sabe"</text:span></text:p>
            <text:p><text:span text:style-name="T2">98 = "Não respondeu"</text:span></text:p>
          </table:table-cell>
          <table:table-cell table:number-columns-repeated="2" table:style-name="ce13"/>
          <table:table-cell office:value-type="string" table:style-name="ce26">
            <text:p>EXCLUIR</text:p>
          </table:table-cell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9">
          <table:table-cell office:value-type="float" office:value="2" table:style-name="ce11">
            <text:p>2</text:p>
          </table:table-cell>
          <table:table-cell office:value-type="string" table:style-name="ce12">
            <text:p>P4_B</text:p>
          </table:table-cell>
          <table:table-cell office:value-type="string" table:style-name="ce12">
            <text:p>O diretor concluiu o ensino médio – Técnico/Profissionalizante?</text:p>
          </table:table-cell>
          <table:table-cell office:value-type="string" table:style-name="ce12">
            <text:p>Numérico</text:p>
          </table:table-cell>
          <table:table-cell office:value-type="string" table:style-name="ce12">
            <text:p>0 = "Não"</text:p>
            <text:p>1 = "Sim"</text:p>
            <text:p><text:span text:style-name="T2">97 = "Não sabe"</text:span></text:p>
            <text:p><text:span text:style-name="T2">98 = "Não respondeu"</text:span></text:p>
          </table:table-cell>
          <table:table-cell table:number-columns-repeated="2" table:style-name="ce13"/>
          <table:table-cell office:value-type="string" table:style-name="ce26">
            <text:p>EXCLUIR</text:p>
          </table:table-cell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9">
          <table:table-cell office:value-type="float" office:value="2" table:style-name="ce11">
            <text:p>2</text:p>
          </table:table-cell>
          <table:table-cell office:value-type="string" table:style-name="ce12">
            <text:p>P4_C</text:p>
          </table:table-cell>
          <table:table-cell office:value-type="string" table:style-name="ce12">
            <text:p>O diretor concluiu o ensino médio <text:s/>(antigo 2º grau) – outros?</text:p>
          </table:table-cell>
          <table:table-cell office:value-type="string" table:style-name="ce12">
            <text:p>Numérico</text:p>
          </table:table-cell>
          <table:table-cell office:value-type="string" table:style-name="ce12">
            <text:p>0 = "Não"</text:p>
            <text:p>1 = "Sim"</text:p>
            <text:p><text:span text:style-name="T2">97 = "Não sabe"</text:span></text:p>
            <text:p><text:span text:style-name="T2">98 = "Não respondeu"</text:span></text:p>
          </table:table-cell>
          <table:table-cell table:number-columns-repeated="2" table:style-name="ce13"/>
          <table:table-cell office:value-type="string" table:style-name="ce26">
            <text:p>EXCLUIR</text:p>
          </table:table-cell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2">
            <text:p>P4_D</text:p>
          </table:table-cell>
          <table:table-cell office:value-type="string" table:style-name="ce12">
            <text:p>O diretor concluiu o ensino superior - Pedagogia?</text:p>
          </table:table-cell>
          <table:table-cell office:value-type="string" table:style-name="ce12">
            <text:p>Numérico</text:p>
          </table:table-cell>
          <table:table-cell office:value-type="string" table:style-name="ce12">
            <text:p>0 = "Não"</text:p>
            <text:p>1 = "Sim"</text:p>
            <text:p><text:span text:style-name="T2">97 = "Não sabe"</text:span></text:p>
            <text:p><text:span text:style-name="T2">98 = "Não respondeu"</text:span></text:p>
          </table:table-cell>
          <table:table-cell office:value-type="string" table:style-name="ce13">
            <text:p>Sugerimos a inclusão de: NÃO ACEITAR CÓD 1 (SIM) NOS ITENS D, E, F, G ou H E CÓD 2 (NÃO) NOS ITENS A, B e C.</text:p>
          </table:table-cell>
          <table:table-cell table:style-name="ce13"/>
          <table:table-cell office:value-type="string" table:style-name="ce26">
            <text:p>EXCLUIR</text:p>
          </table:table-cell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2">
            <text:p>P4_E</text:p>
          </table:table-cell>
          <table:table-cell office:value-type="string" table:style-name="ce12">
            <text:p>O diretor concluiu o ensino superior - Magistério /Normal Superior?</text:p>
          </table:table-cell>
          <table:table-cell office:value-type="string" table:style-name="ce12">
            <text:p>Numérico</text:p>
          </table:table-cell>
          <table:table-cell office:value-type="string" table:style-name="ce12">
            <text:p>0 = "Não"</text:p>
            <text:p>1 = "Sim"</text:p>
            <text:p><text:span text:style-name="T2">97 = "Não sabe"</text:span></text:p>
            <text:p><text:span text:style-name="T2">98 = "Não respondeu"</text:span></text:p>
          </table:table-cell>
          <table:table-cell office:value-type="string" table:style-name="ce13">
            <text:p>Sugerimos a inclusão de: NÃO ACEITAR CÓD 1 (SIM) NOS ITENS D, E, F, G ou H E CÓD 2 (NÃO) NOS ITENS A, B e C.</text:p>
          </table:table-cell>
          <table:table-cell table:style-name="ce13"/>
          <table:table-cell office:value-type="string" table:style-name="ce26">
            <text:p>EXCLUIR</text:p>
          </table:table-cell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2">
            <text:p>P4_F</text:p>
          </table:table-cell>
          <table:table-cell office:value-type="string" table:style-name="ce12">
            <text:p>O diretor concluiu o ensino superior - Licenciatura em Matemática?</text:p>
          </table:table-cell>
          <table:table-cell office:value-type="string" table:style-name="ce12">
            <text:p>Numérico</text:p>
          </table:table-cell>
          <table:table-cell office:value-type="string" table:style-name="ce12">
            <text:p>0 = "Não"</text:p>
            <text:p>1 = "Sim"</text:p>
            <text:p><text:span text:style-name="T2">97 = "Não sabe"</text:span></text:p>
            <text:p><text:span text:style-name="T2">98 = "Não respondeu"</text:span></text:p>
          </table:table-cell>
          <table:table-cell office:value-type="string" table:style-name="ce13">
            <text:p>Sugerimos a inclusão de: NÃO ACEITAR CÓD 1 (SIM) NOS ITENS D, E, F, G ou H E CÓD 2 (NÃO) NOS ITENS A, B e C.</text:p>
          </table:table-cell>
          <table:table-cell table:style-name="ce13"/>
          <table:table-cell office:value-type="string" table:style-name="ce26">
            <text:p>EXCLUIR</text:p>
          </table:table-cell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2">
            <text:p>P4_G</text:p>
          </table:table-cell>
          <table:table-cell office:value-type="string" table:style-name="ce12">
            <text:p>O diretor concluiu o ensino superior - Licenciatura em Letras?</text:p>
          </table:table-cell>
          <table:table-cell office:value-type="string" table:style-name="ce12">
            <text:p>Numérico</text:p>
          </table:table-cell>
          <table:table-cell office:value-type="string" table:style-name="ce12">
            <text:p>0 = "Não"</text:p>
            <text:p>1 = "Sim"</text:p>
            <text:p><text:span text:style-name="T2">97 = "Não sabe"</text:span></text:p>
            <text:p><text:span text:style-name="T2">98 = "Não respondeu"</text:span></text:p>
          </table:table-cell>
          <table:table-cell office:value-type="string" table:style-name="ce13">
            <text:p>Sugerimos a inclusão de: NÃO ACEITAR CÓD 1 (SIM) NOS ITENS D, E, F, G ou H E CÓD 2 (NÃO) NOS ITENS A, B e C.</text:p>
          </table:table-cell>
          <table:table-cell table:style-name="ce13"/>
          <table:table-cell office:value-type="string" table:style-name="ce26">
            <text:p>EXCLUIR</text:p>
          </table:table-cell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2">
            <text:p>P4_H</text:p>
          </table:table-cell>
          <table:table-cell office:value-type="string" table:style-name="ce12">
            <text:p>O diretor concluiu o ensino superior - Outros?</text:p>
          </table:table-cell>
          <table:table-cell office:value-type="string" table:style-name="ce12">
            <text:p>Numérico</text:p>
          </table:table-cell>
          <table:table-cell office:value-type="string" table:style-name="ce12">
            <text:p>0 = "Não"</text:p>
            <text:p>1 = "Sim"</text:p>
            <text:p><text:span text:style-name="T2">97 = "Não sabe"</text:span></text:p>
            <text:p><text:span text:style-name="T2">98 = "Não respondeu"</text:span></text:p>
          </table:table-cell>
          <table:table-cell office:value-type="string" table:style-name="ce13">
            <text:p>Sugerimos a inclusão de: NÃO ACEITAR CÓD 1 (SIM) NOS ITENS D, E, F, G ou H E CÓD 2 (NÃO) NOS ITENS A, B e C.</text:p>
          </table:table-cell>
          <table:table-cell table:style-name="ce13"/>
          <table:table-cell office:value-type="string" table:style-name="ce26">
            <text:p>EXCLUIR</text:p>
          </table:table-cell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9">
          <table:table-cell office:value-type="float" office:value="2" table:style-name="ce11">
            <text:p>2</text:p>
          </table:table-cell>
          <table:table-cell office:value-type="string" table:style-name="ce12">
            <text:p>P4_I</text:p>
          </table:table-cell>
          <table:table-cell office:value-type="string" table:style-name="ce12">
            <text:p>O diretor concluiu curso de especialização (360)?</text:p>
          </table:table-cell>
          <table:table-cell office:value-type="string" table:style-name="ce12">
            <text:p>Numérico</text:p>
          </table:table-cell>
          <table:table-cell office:value-type="string" table:style-name="ce12">
            <text:p>0 = "Não"</text:p>
            <text:p>1 = "Sim"</text:p>
            <text:p><text:span text:style-name="T2">97 = "Não sabe"</text:span></text:p>
            <text:p><text:span text:style-name="T2">98 = "Não respondeu"</text:span></text:p>
          </table:table-cell>
          <table:table-cell table:style-name="ce13"/>
          <table:table-cell office:value-type="string" table:style-name="ce13">
            <text:p>NÃO ACEITAR SIM (COD 1) NOS ITENS I, J E K, SE APENAS CURSOU ENSINO MÉDIO: SIM (COD 1) EM A, B OU C, E NÃO (COD 2) EM TODOS OS ITENS DE D A H.</text:p>
          </table:table-cell>
          <table:table-cell office:value-type="string" table:style-name="ce26">
            <text:p>EXCLUIR</text:p>
          </table:table-cell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9">
          <table:table-cell office:value-type="float" office:value="2" table:style-name="ce24">
            <text:p>2</text:p>
          </table:table-cell>
          <table:table-cell office:value-type="string" table:style-name="ce20">
            <text:p>P4_A1</text:p>
          </table:table-cell>
          <table:table-cell office:value-type="string" table:style-name="ce20">
            <text:p>O coordenador pedagógico concluiu o ensino médio (antigo 2º grau)?</text:p>
          </table:table-cell>
          <table:table-cell office:value-type="string" table:style-name="ce20">
            <text:p>Numérico</text:p>
          </table:table-cell>
          <table:table-cell office:value-type="string" table:style-name="ce20">
            <text:p>0 = "Não"</text:p>
            <text:p>1 = "Sim"</text:p>
            <text:p>97 = "Não sabe"</text:p>
            <text:p>98 = "Não respondeu"</text:p>
          </table:table-cell>
          <table:table-cell table:number-columns-repeated="2" table:style-name="ce21"/>
          <table:table-cell office:value-type="string" table:style-name="ce22">
            <text:p>INCLUIR</text:p>
          </table:table-cell>
          <table:table-cell office:value-type="string" table:style-name="ce30">
            <text:p>Corrigir: "O diretor..."</text:p>
          </table:table-cell>
          <table:table-cell table:number-columns-repeated="16375" table:style-name="ce23"/>
        </table:table-row>
        <table:table-row table:style-name="ro9">
          <table:table-cell office:value-type="float" office:value="2" table:style-name="ce24">
            <text:p>2</text:p>
          </table:table-cell>
          <table:table-cell office:value-type="string" table:style-name="ce20">
            <text:p>P4_B1</text:p>
          </table:table-cell>
          <table:table-cell office:value-type="string" table:style-name="ce20">
            <text:p>O coordenador pedagógico concluiu o ensino Superior, por exemplo, faculdade de pedagogia, letras, matemática, etc?</text:p>
          </table:table-cell>
          <table:table-cell office:value-type="string" table:style-name="ce20">
            <text:p>Numérico</text:p>
          </table:table-cell>
          <table:table-cell office:value-type="string" table:style-name="ce20">
            <text:p>0 = "Não"</text:p>
            <text:p>1 = "Sim"</text:p>
            <text:p>97 = "Não sabe"</text:p>
            <text:p>98 = "Não respondeu"</text:p>
          </table:table-cell>
          <table:table-cell table:number-columns-repeated="2" table:style-name="ce21"/>
          <table:table-cell office:value-type="string" table:style-name="ce22">
            <text:p>INCLUIR</text:p>
          </table:table-cell>
          <table:table-cell office:value-type="string" table:style-name="ce30">
            <text:p>Corrigir: "O diretor..."</text:p>
          </table:table-cell>
          <table:table-cell table:number-columns-repeated="16375" table:style-name="ce23"/>
        </table:table-row>
        <table:table-row table:style-name="ro9">
          <table:table-cell office:value-type="float" office:value="2" table:style-name="ce24">
            <text:p>2</text:p>
          </table:table-cell>
          <table:table-cell office:value-type="string" table:style-name="ce20">
            <text:p>P4_C1</text:p>
          </table:table-cell>
          <table:table-cell office:value-type="string" table:style-name="ce20">
            <text:p>O coordenador pedagógico concluiu o curso de Especialização ou pós-graduação?</text:p>
          </table:table-cell>
          <table:table-cell office:value-type="string" table:style-name="ce20">
            <text:p>Numérico</text:p>
          </table:table-cell>
          <table:table-cell office:value-type="string" table:style-name="ce20">
            <text:p>0 = "Não"</text:p>
            <text:p>1 = "Sim"</text:p>
            <text:p>97 = "Não sabe"</text:p>
            <text:p>98 = "Não respondeu"</text:p>
          </table:table-cell>
          <table:table-cell table:number-columns-repeated="2" table:style-name="ce21"/>
          <table:table-cell office:value-type="string" table:style-name="ce22">
            <text:p>INCLUIR</text:p>
          </table:table-cell>
          <table:table-cell office:value-type="string" table:style-name="ce30">
            <text:p>Corrigir: "O diretor..."</text:p>
          </table:table-cell>
          <table:table-cell table:number-columns-repeated="16375" table:style-name="ce23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4_J</text:p>
          </table:table-cell>
          <table:table-cell office:value-type="string" table:style-name="ce6">
            <text:p>O diretor concluiu o mestra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<text:span text:style-name="T2">97 = "Não sabe"</text:span></text:p>
            <text:p><text:span text:style-name="T2">98 = "Não respondeu"</text:span></text:p>
          </table:table-cell>
          <table:table-cell table:style-name="ce10"/>
          <table:table-cell office:value-type="string" table:style-name="ce10">
            <text:p>NÃO ACEITAR SIM (COD 1) NOS ITENS I, J E K, SE APENAS CURSOU ENSINO MÉDIO: SIM (COD 1) EM A, B OU C, E NÃO (COD 2) EM TODOS OS ITENS DE D A H.</text:p>
          </table:table-cell>
          <table:table-cell table:style-name="ce10"/>
          <table:table-cell office:value-type="string" table:style-name="ce31">
            <text:p>Corrigir: "PROGRAMAÇÃO: NÃO ACEITAR SIM (COD 1) NOS ITENS C, D e E, SE APENAS CURSOU ENSINO MÉDIO - SIM (COD 1) NO ITEM A E NÃO (COD 2) NO ITEM B."</text:p>
          </table:table-cell>
          <table:table-cell office:value-type="string" table:style-name="ce8">
            <text:p>Falta essa consistência: PROGRAMAÇÃO: NÃO ACEITAR “NÃO” E “NÃO SABE” (CÓD 2 E 97) PARA TODOS OS ITENS DE RESPOSTA.</text:p>
          </table:table-cell>
          <table:table-cell table:number-columns-repeated="16374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4_K</text:p>
          </table:table-cell>
          <table:table-cell office:value-type="string" table:style-name="ce6">
            <text:p>O diretor concluiu o doutora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<text:span text:style-name="T2">97 = "Não sabe"</text:span></text:p>
            <text:p><text:span text:style-name="T2">98 = "Não respondeu"</text:span></text:p>
          </table:table-cell>
          <table:table-cell table:style-name="ce10"/>
          <table:table-cell office:value-type="string" table:style-name="ce10">
            <text:p>NÃO ACEITAR SIM (COD 1) NOS ITENS I, J E K, SE APENAS CURSOU ENSINO MÉDIO: SIM (COD 1) EM A, B OU C, E NÃO (COD 2) EM TODOS OS ITENS DE D A H.</text:p>
          </table:table-cell>
          <table:table-cell table:style-name="ce10"/>
          <table:table-cell office:value-type="string" table:style-name="ce31">
            <text:p>Corrigir: "PROGRAMAÇÃO: NÃO ACEITAR SIM (COD 1) NOS ITENS C, D e E, SE APENAS CURSOU ENSINO MÉDIO - SIM (COD 1) NO ITEM A E NÃO (COD 2) NO ITEM B."</text:p>
          </table:table-cell>
          <table:table-cell office:value-type="string" table:style-name="ce8">
            <text:p>Falta essa consistência: PROGRAMAÇÃO: NÃO ACEITAR “NÃO” E “NÃO SABE” (CÓD 2 E 97) PARA TODOS OS ITENS DE RESPOSTA.</text:p>
          </table:table-cell>
          <table:table-cell table:number-columns-repeated="16374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6</text:p>
          </table:table-cell>
          <table:table-cell office:value-type="string" table:style-name="ce6">
            <text:p>O diretor já usou 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4" table:style-name="ce10"/>
          <table:table-cell table:number-columns-repeated="16375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7</text:p>
          </table:table-cell>
          <table:table-cell office:value-type="string" table:style-name="ce6">
            <text:p>Quando o diretor usou a Internet pela última vez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Há menos de 3 meses"</text:p>
            <text:p>2 = "Entre 3 e 12 meses"</text:p>
            <text:p>3 = "Mais de 12 meses"</text:p>
            <text:p>97 = "Não sabe"</text:p>
            <text:p>98 = "Não respondeu"</text:p>
            <text:p>99 = "Não se aplica"</text:p>
          </table:table-cell>
          <table:table-cell table:style-name="ce10"/>
          <table:table-cell office:value-type="string" table:style-name="ce10">
            <text:p>P6=1</text:p>
          </table:table-cell>
          <table:table-cell table:style-name="ce10"/>
          <table:table-cell office:value-type="string" table:style-name="ce32">
            <text:p>SOMENTE PARA QUEM JÁ USOU A INTERNET (COD 1 NA P6)<text:s/></text:p>
          </table:table-cell>
          <table:table-cell table:number-columns-repeated="16375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50</text:p>
          </table:table-cell>
          <table:table-cell office:value-type="string" table:style-name="ce6">
            <text:p>O diretor já ouviu falar sobre o "Marco Civil da Internet"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3" table:style-name="ce10"/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13">
          <table:table-cell office:value-type="float" office:value="2" table:style-name="ce7">
            <text:p>2</text:p>
          </table:table-cell>
          <table:table-cell office:value-type="string" table:style-name="ce6">
            <text:p>P56A</text:p>
          </table:table-cell>
          <table:table-cell office:value-type="string" table:style-name="ce6">
            <text:p>E considerando a realidade da escola hoje, qual ação o diretor considera prioritária para integrar o uso do computador e Internet em práticas pedagógic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umentar o número de computadores por aluno"</text:p>
            <text:p>2 = "Aumentar o número de computadores conectados à Internet"</text:p>
            <text:p>3 = "Aumentar a velocidade de acesso à Internet"</text:p>
            <text:p>4 = "Melhorar as habilidades e competências dos professores no uso das tecnologias"</text:p>
            <text:p>5 = "Melhorar as habilidades e competências dos alunos no uso das tecnologias</text:p>
            <text:p>6 = "Desenvolver novas práticas de ensino que envolvam o uso de computador e Internet"</text:p>
            <text:p>7 = "Outra"</text:p>
            <text:p>96 = "Nenhuma dessas"</text:p>
            <text:p>97 = "Não sabe"</text:p>
            <text:p>98 = "Não respondeu"</text:p>
          </table:table-cell>
          <table:table-cell table:number-columns-repeated="3" table:style-name="ce10"/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6A_OUTROS_DESC</text:p>
          </table:table-cell>
          <table:table-cell office:value-type="string" table:style-name="ce6">
            <text:p>Outra ação prioritária da escola para integrar o uso de computador e Internet em práticas pedagógic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&lt;código gerado&gt;</text:p>
            <text:p>99 = "Não se aplica"</text:p>
          </table:table-cell>
          <table:table-cell table:style-name="ce10"/>
          <table:table-cell office:value-type="string" table:style-name="ce10">
            <text:p>P56 = 7</text:p>
          </table:table-cell>
          <table:table-cell table:style-name="ce10"/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6A_OUTROS_DESC_TEXT</text:p>
          </table:table-cell>
          <table:table-cell office:value-type="string" table:style-name="ce6">
            <text:p>Outra ação prioritária da escola para integrar o uso de computador e Internet em práticas pedagógicas</text:p>
          </table:table-cell>
          <table:table-cell office:value-type="string" table:style-name="ce6">
            <text:p>Texto</text:p>
          </table:table-cell>
          <table:table-cell table:style-name="ce6"/>
          <table:table-cell table:style-name="ce10"/>
          <table:table-cell office:value-type="string" table:style-name="ce10">
            <text:p>P56 = 7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7_A</text:p>
          </table:table-cell>
          <table:table-cell office:value-type="string" table:style-name="ce6">
            <text:p>Grau de concordância com a afirmação de que os professores passaram a adotar novos métodos pedagógicos com o us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em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style-name="ce10"/>
          <table:table-cell office:value-type="string" table:style-name="ce10">
            <text:p>(P13_A=1 OU P13_B=1 OU P13_C=1 ou (P15_A+P15_B+P15_C&gt;0) ou P16_COBERTURA=1))</text:p>
          </table:table-cell>
          <table:table-cell table:style-name="ce10"/>
          <table:table-cell office:value-type="string" table:style-name="ce27">
            <text:p>SOMENTE PARA ESCOLA COM COMPUTADOR (COD 1 EM PELO MENOS 1 (UM) ITEM DA P13) OU INTERNET (SOMA DOS ITENS NA P15 DIFERENTE DE ZERO OU CÓD. 1 (SIM) NA P16a)</text:p>
          </table:table-cell>
          <table:table-cell table:number-columns-repeated="16375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7_B</text:p>
          </table:table-cell>
          <table:table-cell office:value-type="string" table:style-name="ce6">
            <text:p>Grau de concordância com a afirmação de que os professores passaram a fazer avaliações mais individualizadas dos alunos com o us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em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style-name="ce10"/>
          <table:table-cell office:value-type="string" table:style-name="ce10">
            <text:p>(P13_A=1 OU P13_B=1 OU P13_C=1 ou (P15_A+P15_B+P15_C&gt;0) ou P16_COBERTURA=1))</text:p>
          </table:table-cell>
          <table:table-cell table:style-name="ce10"/>
          <table:table-cell office:value-type="string" table:style-name="ce27">
            <text:p>SOMENTE PARA ESCOLA COM COMPUTADOR (COD 1 EM PELO MENOS 1 (UM) ITEM DA P13) OU INTERNET (SOMA DOS ITENS NA P15 DIFERENTE DE ZERO OU CÓD. 1 (SIM) NA P16a)</text:p>
          </table:table-cell>
          <table:table-cell table:number-columns-repeated="16375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7_C</text:p>
          </table:table-cell>
          <table:table-cell office:value-type="string" table:style-name="ce6">
            <text:p>Grau de concordância com a afirmação de que os professores passaram a ter acesso a materiais mais diversificados / de melhor qualidade com o us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em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style-name="ce10"/>
          <table:table-cell office:value-type="string" table:style-name="ce10">
            <text:p>(P13_A=1 OU P13_B=1 OU P13_C=1 ou (P15_A+P15_B+P15_C&gt;0) ou P16_COBERTURA=1))</text:p>
          </table:table-cell>
          <table:table-cell table:style-name="ce10"/>
          <table:table-cell office:value-type="string" table:style-name="ce27">
            <text:p>SOMENTE PARA ESCOLA COM COMPUTADOR (COD 1 EM PELO MENOS 1 (UM) ITEM DA P13) OU INTERNET (SOMA DOS ITENS NA P15 DIFERENTE DE ZERO OU CÓD. 1 (SIM) NA P16a)</text:p>
          </table:table-cell>
          <table:table-cell table:number-columns-repeated="16375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7_D</text:p>
          </table:table-cell>
          <table:table-cell office:value-type="string" table:style-name="ce6">
            <text:p>Grau de concordância com a afirmação de que os professores passaram a colaborar mais com outros colegas da escola com o us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em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style-name="ce10"/>
          <table:table-cell office:value-type="string" table:style-name="ce10">
            <text:p>(P13_A=1 OU P13_B=1 OU P13_C=1 ou (P15_A+P15_B+P15_C&gt;0) ou P16_COBERTURA=1))</text:p>
          </table:table-cell>
          <table:table-cell table:style-name="ce10"/>
          <table:table-cell office:value-type="string" table:style-name="ce27">
            <text:p>SOMENTE PARA ESCOLA COM COMPUTADOR (COD 1 EM PELO MENOS 1 (UM) ITEM DA P13) OU INTERNET (SOMA DOS ITENS NA P15 DIFERENTE DE ZERO OU CÓD. 1 (SIM) NA P16a)</text:p>
          </table:table-cell>
          <table:table-cell table:number-columns-repeated="16375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7_E</text:p>
          </table:table-cell>
          <table:table-cell office:value-type="string" table:style-name="ce6">
            <text:p>Grau de concordância com a afirmação de que os professores passaram a ter contato com educadores e com especialistas de outras escolas com o us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em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style-name="ce10"/>
          <table:table-cell office:value-type="string" table:style-name="ce10">
            <text:p>(P13_A=1 OU P13_B=1 OU P13_C=1 ou (P15_A+P15_B+P15_C&gt;0) ou P16_COBERTURA=1))</text:p>
          </table:table-cell>
          <table:table-cell table:style-name="ce10"/>
          <table:table-cell office:value-type="string" table:style-name="ce27">
            <text:p>SOMENTE PARA ESCOLA COM COMPUTADOR (COD 1 EM PELO MENOS 1 (UM) ITEM DA P13) OU INTERNET (SOMA DOS ITENS NA P15 DIFERENTE DE ZERO OU CÓD. 1 (SIM) NA P16a)</text:p>
          </table:table-cell>
          <table:table-cell table:number-columns-repeated="16375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7_F</text:p>
          </table:table-cell>
          <table:table-cell office:value-type="string" table:style-name="ce6">
            <text:p>Grau de concordância com a afirmação de que os professores passaram a cumprir suas atividades administrativas com maior facilidade com o us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em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style-name="ce10"/>
          <table:table-cell office:value-type="string" table:style-name="ce10">
            <text:p>(P13_A=1 OU P13_B=1 OU P13_C=1 ou (P15_A+P15_B+P15_C&gt;0) ou P16_COBERTURA=1))</text:p>
          </table:table-cell>
          <table:table-cell table:style-name="ce10"/>
          <table:table-cell office:value-type="string" table:style-name="ce27">
            <text:p>SOMENTE PARA ESCOLA COM COMPUTADOR (COD 1 EM PELO MENOS 1 (UM) ITEM DA P13) OU INTERNET (SOMA DOS ITENS NA P15 DIFERENTE DE ZERO OU CÓD. 1 (SIM) NA P16a)</text:p>
          </table:table-cell>
          <table:table-cell table:number-columns-repeated="16375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7_G</text:p>
          </table:table-cell>
          <table:table-cell office:value-type="string" table:style-name="ce6">
            <text:p>Grau de concordância com a afirmação de que a quantidade de trabalho dos professores diminuiu com o us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em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style-name="ce10"/>
          <table:table-cell office:value-type="string" table:style-name="ce10">
            <text:p>(P13_A=1 OU P13_B=1 OU P13_C=1 ou (P15_A+P15_B+P15_C&gt;0) ou P16_COBERTURA=1))</text:p>
          </table:table-cell>
          <table:table-cell table:style-name="ce10"/>
          <table:table-cell office:value-type="string" table:style-name="ce27">
            <text:p>SOMENTE PARA ESCOLA COM COMPUTADOR (COD 1 EM PELO MENOS 1 (UM) ITEM DA P13) OU INTERNET (SOMA DOS ITENS NA P15 DIFERENTE DE ZERO OU CÓD. 1 (SIM) NA P16a)</text:p>
          </table:table-cell>
          <table:table-cell table:number-columns-repeated="16375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9_A</text:p>
          </table:table-cell>
          <table:table-cell office:value-type="string" table:style-name="ce6">
            <text:p>Impacto da ausência de suporte técnico e manutençã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fins pedagógicos"</text:p>
            <text:p>2 = "Dificulta um pouco o uso da Internet para fins pedagógicos"</text:p>
            <text:p>3 = "Não dificulta nada o uso da Internet para fins pedagógicos"</text:p>
            <text:p>88 = "Nessa escola isso não acontece"</text:p>
            <text:p>97 = "Não sabe"</text:p>
            <text:p>98 = "Não respondeu"</text:p>
          </table:table-cell>
          <table:table-cell table:number-columns-repeated="3" table:style-name="ce10"/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9_B</text:p>
          </table:table-cell>
          <table:table-cell office:value-type="string" table:style-name="ce6">
            <text:p>Impacto da falta de apoio pedagógico aos professores para uso da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fins pedagógicos"</text:p>
            <text:p>2 = "Dificulta um pouco o uso da Internet para fins pedagógicos"</text:p>
            <text:p>3 = "Não dificulta nada o uso da Internet para fins pedagógicos"</text:p>
            <text:p>88 = "Nessa escola isso não acontece"</text:p>
            <text:p>97 = "Não sabe"</text:p>
            <text:p>98 = "Não respondeu"</text:p>
          </table:table-cell>
          <table:table-cell table:number-columns-repeated="3" table:style-name="ce10"/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9_C</text:p>
          </table:table-cell>
          <table:table-cell office:value-type="string" table:style-name="ce6">
            <text:p>Impacto do número insuficiente de computadores conectados à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fins pedagógicos"</text:p>
            <text:p>2 = "Dificulta um pouco o uso da Internet para fins pedagógicos"</text:p>
            <text:p>3 = "Não dificulta nada o uso da Internet para fins pedagógicos"</text:p>
            <text:p>88 = "Nessa escola isso não acontece"</text:p>
            <text:p>97 = "Não sabe"</text:p>
            <text:p>98 = "Não respondeu"</text:p>
          </table:table-cell>
          <table:table-cell table:number-columns-repeated="3" table:style-name="ce10"/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9_D</text:p>
          </table:table-cell>
          <table:table-cell office:value-type="string" table:style-name="ce6">
            <text:p>Impacto da baixa velocidade na conexã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fins pedagógicos"</text:p>
            <text:p>2 = "Dificulta um pouco o uso da Internet para fins pedagógicos"</text:p>
            <text:p>3 = "Não dificulta nada o uso da Internet para fins pedagógicos"</text:p>
            <text:p>88 = "Nessa escola isso não acontece"</text:p>
            <text:p>97 = "Não sabe"</text:p>
            <text:p>98 = "Não respondeu"</text:p>
          </table:table-cell>
          <table:table-cell table:number-columns-repeated="3" table:style-name="ce10"/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9_E</text:p>
          </table:table-cell>
          <table:table-cell office:value-type="string" table:style-name="ce6">
            <text:p>Impacto do número insuficiente de computadores por alun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fins pedagógicos"</text:p>
            <text:p>2 = "Dificulta um pouco o uso da Internet para fins pedagógicos"</text:p>
            <text:p>3 = "Não dificulta nada o uso da Internet para fins pedagógicos"</text:p>
            <text:p>88 = "Nessa escola isso não acontece"</text:p>
            <text:p>97 = "Não sabe"</text:p>
            <text:p>98 = "Não respondeu"</text:p>
          </table:table-cell>
          <table:table-cell table:number-columns-repeated="3" table:style-name="ce10"/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9_F</text:p>
          </table:table-cell>
          <table:table-cell office:value-type="string" table:style-name="ce6">
            <text:p>Impacto por equipamentos obsoletos / ultrapassado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fins pedagógicos"</text:p>
            <text:p>2 = "Dificulta um pouco o uso da Internet para fins pedagógicos"</text:p>
            <text:p>3 = "Não dificulta nada o uso da Internet para fins pedagógicos"</text:p>
            <text:p>88 = "Nessa escola isso não acontece"</text:p>
            <text:p>97 = "Não sabe"</text:p>
            <text:p>98 = "Não respondeu"</text:p>
          </table:table-cell>
          <table:table-cell table:number-columns-repeated="3" table:style-name="ce10"/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9_G</text:p>
          </table:table-cell>
          <table:table-cell office:value-type="string" table:style-name="ce6">
            <text:p>Impacto da pressão / falta de tempo para cumprir com o conteúdo previst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fins pedagógicos"</text:p>
            <text:p>2 = "Dificulta um pouco o uso da Internet para fins pedagógicos"</text:p>
            <text:p>3 = "Não dificulta nada o uso da Internet para fins pedagógicos"</text:p>
            <text:p>88 = "Nessa escola isso não acontece"</text:p>
            <text:p>97 = "Não sabe"</text:p>
            <text:p>98 = "Não respondeu"</text:p>
          </table:table-cell>
          <table:table-cell table:number-columns-repeated="3" table:style-name="ce10"/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9_H</text:p>
          </table:table-cell>
          <table:table-cell office:value-type="string" table:style-name="ce6">
            <text:p>Impacto da pressão para conseguir boas notas nas avaliações de desempenh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fins pedagógicos"</text:p>
            <text:p>2 = "Dificulta um pouco o uso da Internet para fins pedagógicos"</text:p>
            <text:p>3 = "Não dificulta nada o uso da Internet para fins pedagógicos"</text:p>
            <text:p>88 = "Nessa escola isso não acontece"</text:p>
            <text:p>97 = "Não sabe"</text:p>
            <text:p>98 = "Não respondeu"</text:p>
          </table:table-cell>
          <table:table-cell table:number-columns-repeated="3" table:style-name="ce10"/>
          <table:table-cell office:value-type="string" table:style-name="ce10">
            <text:p>OK</text:p>
          </table:table-cell>
          <table:table-cell table:number-columns-repeated="16375" table:style-name="ce8"/>
        </table:table-row>
        <table:table-row table:style-name="ro3">
          <table:table-cell office:value-type="float" office:value="14" table:style-name="ce7">
            <text:p>14</text:p>
          </table:table-cell>
          <table:table-cell office:value-type="string" table:style-name="ce6">
            <text:p>PESO</text:p>
          </table:table-cell>
          <table:table-cell office:value-type="string" table:style-name="ce6">
            <text:p>Peso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4" table:style-name="ce10"/>
          <table:table-cell table:number-columns-repeated="16375" table:style-name="ce8"/>
        </table:table-row>
        <table:table-row table:number-rows-repeated="1048517" table:style-name="ro3">
          <table:table-cell table:number-columns-repeated="16384"/>
        </table:table-row>
        <table:named-expressions>
          <table:named-expression table:name="Excel_BuiltIn__FilterDatabase_1" table:expression="of:=[.#REF!]" table:base-cell-address="TIC_EDU_Diretor_-_Completo_(2).$A$1"/>
        </table:named-expressions>
      </table:table>
      <table:table table:name="TIC_EDU_2019_-_Diretores" table:style-name="ta2">
        <table:table-column table:style-name="co1" table:default-cell-style-name="ce3"/>
        <table:table-column table:style-name="co2" table:default-cell-style-name="ce4"/>
        <table:table-column table:style-name="co12" table:default-cell-style-name="ce2"/>
        <table:table-column table:style-name="co4" table:default-cell-style-name="ce4"/>
        <table:table-column table:style-name="co13" table:default-cell-style-name="ce4"/>
        <table:table-column table:style-name="co11" table:number-columns-repeated="16379" table:default-cell-style-name="ce5"/>
        <table:table-row table:style-name="ro1">
          <table:table-cell office:value-type="string" table:number-columns-spanned="5" table:number-rows-spanned="1" table:style-name="ce37">
            <text:p>Dicionário de variáveis da pesquisa TIC Educação 2019</text:p>
            <text:p>Microdados referentes a unidade de análise Diretor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style-name="ce14">
            <text:p>Tamanho</text:p>
          </table:table-cell>
          <table:table-cell office:value-type="string" table:style-name="ce15">
            <text:p>ID_variável</text:p>
          </table:table-cell>
          <table:table-cell office:value-type="string" table:style-name="ce16">
            <text:p>Descrição da variável</text:p>
          </table:table-cell>
          <table:table-cell office:value-type="string" table:style-name="ce16">
            <text:p>Tipo</text:p>
          </table:table-cell>
          <table:table-cell office:value-type="string" table:style-name="ce16">
            <text:p>Código e rótulo da variável</text:p>
          </table:table-cell>
          <table:table-cell table:number-columns-repeated="16379" table:style-name="ce1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QUEST</text:p>
          </table:table-cell>
          <table:table-cell office:value-type="string" table:style-name="ce6">
            <text:p>Número de identificação do questionário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ESCOLA</text:p>
          </table:table-cell>
          <table:table-cell office:value-type="string" table:style-name="ce6">
            <text:p>Código de identificação da escola entre as bases de microdados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COD_REGIAO</text:p>
          </table:table-cell>
          <table:table-cell office:value-type="string" table:style-name="ce6">
            <text:p>Regiã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="Norte"</text:p>
            <text:p>2="Nordeste"</text:p>
            <text:p>3="Sudeste"</text:p>
            <text:p>4="Sul"</text:p>
            <text:p>5="Centro-Oeste"</text:p>
          </table:table-cell>
          <table:table-cell table:number-columns-repeated="16379" table:style-name="ce8"/>
        </table:table-row>
        <table:table-row table:style-name="ro7">
          <table:table-cell office:value-type="float" office:value="1" table:style-name="ce7">
            <text:p>1</text:p>
          </table:table-cell>
          <table:table-cell office:value-type="string" table:style-name="ce6">
            <text:p>COD_DEPENDENCIA</text:p>
          </table:table-cell>
          <table:table-cell office:value-type="string" table:style-name="ce6">
            <text:p>Dependência administrativ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Municipal"</text:p>
            <text:p>2 = "Estadual"</text:p>
            <text:p>3 = "Particular"</text:p>
          </table:table-cell>
          <table:table-cell table:number-columns-repeated="16379" table:style-name="ce8"/>
        </table:table-row>
        <table:table-row table:style-name="ro3">
          <table:table-cell office:value-type="float" office:value="3" table:style-name="ce35">
            <text:p>3</text:p>
          </table:table-cell>
          <table:table-cell office:value-type="string" table:style-name="ce36">
            <text:p>ESTRATO</text:p>
          </table:table-cell>
          <table:table-cell office:value-type="string" table:style-name="ce6">
            <text:p>Estrato amostral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6">
            <text:p>UPA</text:p>
          </table:table-cell>
          <table:table-cell office:value-type="string" table:style-name="ce6">
            <text:p>Unidade primaria de amostagem</text:p>
          </table:table-cell>
          <table:table-cell table:number-columns-repeated="2" table:style-name="ce6"/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SERIE</text:p>
          </table:table-cell>
          <table:table-cell office:value-type="string" table:style-name="ce6">
            <text:p>Série a qual o diretor está respondendo a pesquisa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5º ano do ensino fundamental"</text:p>
            <text:p>2 = "9º ano do ensino fundamental"</text:p>
            <text:p>3 = "2º ano do ensino médio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</text:p>
          </table:table-cell>
          <table:table-cell office:value-type="string" table:style-name="ce6">
            <text:p>Sexo do respondent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Feminino"</text:p>
            <text:p>2 = "Masculino"</text:p>
          </table:table-cell>
          <table:table-cell table:number-columns-repeated="16379" table:style-name="ce8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6">
            <text:p>P2</text:p>
          </table:table-cell>
          <table:table-cell office:value-type="string" table:style-name="ce6">
            <text:p>Idade do respondent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999999998 = "Não respondeu"</text:p>
          </table:table-cell>
          <table:table-cell table:number-columns-repeated="16379" table:style-name="ce9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3</text:p>
          </table:table-cell>
          <table:table-cell office:value-type="string" table:style-name="ce6">
            <text:p>Cor ou raça (classificação da população utilizada pelo IBGE)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Branca"</text:p>
            <text:p>2 = "Preta"</text:p>
            <text:p>3 = "Parda"</text:p>
            <text:p>4 = "Amarela"</text:p>
            <text:p>5 = "Indígena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RENDA_PESSOAL</text:p>
          </table:table-cell>
          <table:table-cell office:value-type="string" table:style-name="ce6">
            <text:p>Renda pessoal no último mês</text:p>
          </table:table-cell>
          <table:table-cell table:style-name="ce6"/>
          <table:table-cell office:value-type="string" table:style-name="ce33">
            <text:p>1 = Até R$ 998,00</text:p>
            <text:p>2 = De R$ 998,01 a R$ 1.996,00</text:p>
            <text:p>3 = De R$ 1.996,01 a R$ 2.994,00</text:p>
            <text:p>4 = De R$ 2.994,01 a R$ 4.990,00</text:p>
            <text:p>5 = De 4.990,01 a R$ 9.980,00</text:p>
            <text:p>6 = De R$ 9.980,01 a R$ 19.960,00</text:p>
            <text:p>7 = De R$ 19.960,01 a R$ 29.940,00</text:p>
            <text:p>8 = Mais de R$ 29.940,00</text:p>
            <text:p>9 = Recusa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RENDA_FAMILIAR</text:p>
          </table:table-cell>
          <table:table-cell office:value-type="string" table:style-name="ce6">
            <text:p>Renda familiar no último mês</text:p>
          </table:table-cell>
          <table:table-cell table:style-name="ce6"/>
          <table:table-cell office:value-type="string" table:style-name="ce33">
            <text:p>1 = Até R$ 998,00</text:p>
            <text:p>2 = De R$ 998,01 a R$ 1.996,00</text:p>
            <text:p>3 = De R$ 1.996,01 a R$ 2.994,00</text:p>
            <text:p>4 = De R$ 2.994,01 a R$ 4.990,00</text:p>
            <text:p>5 = De 4.990,01 a R$ 9.980,00</text:p>
            <text:p>6 = De R$ 9.980,01 a R$ 19.960,00</text:p>
            <text:p>7 = De R$ 19.960,01 a R$ 29.940,00</text:p>
            <text:p>8 = Mais de R$ 29.940,00</text:p>
            <text:p>9 = Recusa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RENDA_F_TAB</text:p>
          </table:table-cell>
          <table:table-cell office:value-type="string" table:style-name="ce6">
            <text:p>Renda Familiar tabelad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té 3 SM"</text:p>
            <text:p>2 = "Mais de 3 SM até 5 SM"</text:p>
            <text:p>3 = "Mais de 5 SM"</text:p>
            <text:p>9 = "Recus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RENDA_P_TAB</text:p>
          </table:table-cell>
          <table:table-cell office:value-type="string" table:style-name="ce6">
            <text:p>Renda Pessoal tabelad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té 3 SM"</text:p>
            <text:p>2 = "Mais de 3 SM até 5 SM"</text:p>
            <text:p>3 = "Mais de 5 SM"</text:p>
            <text:p>9 = "Recus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34">
            <text:p>2</text:p>
          </table:table-cell>
          <table:table-cell office:value-type="string" table:style-name="ce33">
            <text:p>P4_A1</text:p>
          </table:table-cell>
          <table:table-cell office:value-type="string" table:style-name="ce33">
            <text:p>O diretor concluiu o ensino médio (antigo 2º grau)?</text:p>
          </table:table-cell>
          <table:table-cell office:value-type="string" table:style-name="ce33">
            <text:p>Numérico</text:p>
          </table:table-cell>
          <table:table-cell office:value-type="string" table:style-name="ce33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23"/>
        </table:table-row>
        <table:table-row table:style-name="ro9">
          <table:table-cell office:value-type="float" office:value="2" table:style-name="ce34">
            <text:p>2</text:p>
          </table:table-cell>
          <table:table-cell office:value-type="string" table:style-name="ce33">
            <text:p>P4_B1</text:p>
          </table:table-cell>
          <table:table-cell office:value-type="string" table:style-name="ce33">
            <text:p>O diretor concluiu o ensino Superior, por exemplo, faculdade de pedagogia, letras, matemática, etc?</text:p>
          </table:table-cell>
          <table:table-cell office:value-type="string" table:style-name="ce33">
            <text:p>Numérico</text:p>
          </table:table-cell>
          <table:table-cell office:value-type="string" table:style-name="ce33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23"/>
        </table:table-row>
        <table:table-row table:style-name="ro9">
          <table:table-cell office:value-type="float" office:value="2" table:style-name="ce34">
            <text:p>2</text:p>
          </table:table-cell>
          <table:table-cell office:value-type="string" table:style-name="ce33">
            <text:p>P4_C1</text:p>
          </table:table-cell>
          <table:table-cell office:value-type="string" table:style-name="ce33">
            <text:p>O diretor concluiu o curso de Especialização ou pós-graduação?</text:p>
          </table:table-cell>
          <table:table-cell office:value-type="string" table:style-name="ce33">
            <text:p>Numérico</text:p>
          </table:table-cell>
          <table:table-cell office:value-type="string" table:style-name="ce33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23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_J</text:p>
          </table:table-cell>
          <table:table-cell office:value-type="string" table:style-name="ce6">
            <text:p>O diretor concluiu o mestra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<text:span text:style-name="T2">97 = "Não sabe"</text:span></text:p>
            <text:p><text:span text:style-name="T2">98 = "Não respondeu"</text:span>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_K</text:p>
          </table:table-cell>
          <table:table-cell office:value-type="string" table:style-name="ce6">
            <text:p>O diretor concluiu o doutora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<text:span text:style-name="T2">97 = "Não sabe"</text:span></text:p>
            <text:p><text:span text:style-name="T2">98 = "Não respondeu"</text:span>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6</text:p>
          </table:table-cell>
          <table:table-cell office:value-type="string" table:style-name="ce6">
            <text:p>O diretor já usou 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7</text:p>
          </table:table-cell>
          <table:table-cell office:value-type="string" table:style-name="ce6">
            <text:p>Quando o diretor usou a Internet pela última vez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Há menos de 3 meses"</text:p>
            <text:p>2 = "Entre 3 e 12 meses"</text:p>
            <text:p>3 = "Mais de 12 meses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50</text:p>
          </table:table-cell>
          <table:table-cell office:value-type="string" table:style-name="ce6">
            <text:p>O diretor já ouviu falar sobre o "Marco Civil da Internet"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4">
          <table:table-cell office:value-type="float" office:value="2" table:style-name="ce7">
            <text:p>2</text:p>
          </table:table-cell>
          <table:table-cell office:value-type="string" table:style-name="ce6">
            <text:p>P56A</text:p>
          </table:table-cell>
          <table:table-cell office:value-type="string" table:style-name="ce6">
            <text:p>E considerando a realidade da escola hoje, qual ação o diretor considera prioritária para integrar o uso do computador e Internet em práticas pedagógic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umentar o número de computadores por aluno"</text:p>
            <text:p>2 = "Aumentar o número de computadores conectados à Internet"</text:p>
            <text:p>3 = "Aumentar a velocidade de acesso à Internet"</text:p>
            <text:p>4 = "Melhorar as habilidades e competências dos professores no uso das tecnologias"</text:p>
            <text:p>5 = "Melhorar as habilidades e competências dos alunos no uso das tecnologias</text:p>
            <text:p>6 = "Desenvolver novas práticas de ensino que envolvam o uso de computador e Internet"</text:p>
            <text:p>7 = "Outra"</text:p>
            <text:p>96 = "Nenhuma dessas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7_A</text:p>
          </table:table-cell>
          <table:table-cell office:value-type="string" table:style-name="ce6">
            <text:p>Grau de concordância com a afirmação de que os professores passaram a adotar novos métodos pedagógicos com o us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em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7_B</text:p>
          </table:table-cell>
          <table:table-cell office:value-type="string" table:style-name="ce6">
            <text:p>Grau de concordância com a afirmação de que os professores passaram a fazer avaliações mais individualizadas dos alunos com o us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em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7_C</text:p>
          </table:table-cell>
          <table:table-cell office:value-type="string" table:style-name="ce6">
            <text:p>Grau de concordância com a afirmação de que os professores passaram a ter acesso a materiais mais diversificados / de melhor qualidade com o us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em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7_D</text:p>
          </table:table-cell>
          <table:table-cell office:value-type="string" table:style-name="ce6">
            <text:p>Grau de concordância com a afirmação de que os professores passaram a colaborar mais com outros colegas da escola com o us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em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7_E</text:p>
          </table:table-cell>
          <table:table-cell office:value-type="string" table:style-name="ce6">
            <text:p>Grau de concordância com a afirmação de que os professores passaram a ter contato com educadores e com especialistas de outras escolas com o us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em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7_F</text:p>
          </table:table-cell>
          <table:table-cell office:value-type="string" table:style-name="ce6">
            <text:p>Grau de concordância com a afirmação de que os professores passaram a cumprir suas atividades administrativas com maior facilidade com o us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em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7_G</text:p>
          </table:table-cell>
          <table:table-cell office:value-type="string" table:style-name="ce6">
            <text:p>Grau de concordância com a afirmação de que a quantidade de trabalho dos professores diminuiu com o us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em concorda, nem discorda"</text:p>
            <text:p>3 = "Discor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9_A</text:p>
          </table:table-cell>
          <table:table-cell office:value-type="string" table:style-name="ce6">
            <text:p>Impacto da ausência de suporte técnico e manutençã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fins pedagógicos"</text:p>
            <text:p>2 = "Dificulta um pouco o uso da Internet para fins pedagógicos"</text:p>
            <text:p>3 = "Não dificulta nada o uso da Internet para fins pedagógico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9_B</text:p>
          </table:table-cell>
          <table:table-cell office:value-type="string" table:style-name="ce6">
            <text:p>Impacto da falta de apoio pedagógico aos professores para uso da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fins pedagógicos"</text:p>
            <text:p>2 = "Dificulta um pouco o uso da Internet para fins pedagógicos"</text:p>
            <text:p>3 = "Não dificulta nada o uso da Internet para fins pedagógico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9_C</text:p>
          </table:table-cell>
          <table:table-cell office:value-type="string" table:style-name="ce6">
            <text:p>Impacto do número insuficiente de computadores conectados à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fins pedagógicos"</text:p>
            <text:p>2 = "Dificulta um pouco o uso da Internet para fins pedagógicos"</text:p>
            <text:p>3 = "Não dificulta nada o uso da Internet para fins pedagógico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9_D</text:p>
          </table:table-cell>
          <table:table-cell office:value-type="string" table:style-name="ce6">
            <text:p>Impacto da baixa velocidade na conexã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fins pedagógicos"</text:p>
            <text:p>2 = "Dificulta um pouco o uso da Internet para fins pedagógicos"</text:p>
            <text:p>3 = "Não dificulta nada o uso da Internet para fins pedagógico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9_E</text:p>
          </table:table-cell>
          <table:table-cell office:value-type="string" table:style-name="ce6">
            <text:p>Impacto do número insuficiente de computadores por alun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fins pedagógicos"</text:p>
            <text:p>2 = "Dificulta um pouco o uso da Internet para fins pedagógicos"</text:p>
            <text:p>3 = "Não dificulta nada o uso da Internet para fins pedagógico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9_F</text:p>
          </table:table-cell>
          <table:table-cell office:value-type="string" table:style-name="ce6">
            <text:p>Impacto por equipamentos obsoletos / ultrapassado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fins pedagógicos"</text:p>
            <text:p>2 = "Dificulta um pouco o uso da Internet para fins pedagógicos"</text:p>
            <text:p>3 = "Não dificulta nada o uso da Internet para fins pedagógico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9_G</text:p>
          </table:table-cell>
          <table:table-cell office:value-type="string" table:style-name="ce6">
            <text:p>Impacto da pressão / falta de tempo para cumprir com o conteúdo previst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fins pedagógicos"</text:p>
            <text:p>2 = "Dificulta um pouco o uso da Internet para fins pedagógicos"</text:p>
            <text:p>3 = "Não dificulta nada o uso da Internet para fins pedagógico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9_H</text:p>
          </table:table-cell>
          <table:table-cell office:value-type="string" table:style-name="ce6">
            <text:p>Impacto da pressão para conseguir boas notas nas avaliações de desempenh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fins pedagógicos"</text:p>
            <text:p>2 = "Dificulta um pouco o uso da Internet para fins pedagógicos"</text:p>
            <text:p>3 = "Não dificulta nada o uso da Internet para fins pedagógico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3">
          <table:table-cell office:value-type="float" office:value="14" table:style-name="ce7">
            <text:p>14</text:p>
          </table:table-cell>
          <table:table-cell office:value-type="string" table:style-name="ce6">
            <text:p>PESO</text:p>
          </table:table-cell>
          <table:table-cell office:value-type="string" table:style-name="ce6">
            <text:p>Peso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number-rows-repeated="1048535" table:style-name="ro3">
          <table:table-cell table:number-columns-repeated="16384"/>
        </table:table-row>
      </table:table>
      <table:named-expressions>
        <table:named-expression table:name="Excel_BuiltIn__FilterDatabase_1" table:expression="of:=[.#REF!]" table:base-cell-address="TIC_EDU_Diretor_-_Completo_(2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_202_nfase1" style:display-name="20% - Ênfase1" style:family="table-cell" style:data-style-name="N0">
      <style:table-cell-properties fo:background-color="#DCE6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2" style:display-name="20% - Ênfase2" style:family="table-cell" style:data-style-name="N0">
      <style:table-cell-properties fo:background-color="#F2DCDB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3" style:display-name="20% - Ênfase3" style:family="table-cell" style:data-style-name="N0">
      <style:table-cell-properties fo:background-color="#EBF1DE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4" style:display-name="20% - Ênfase4" style:family="table-cell" style:data-style-name="N0">
      <style:table-cell-properties fo:background-color="#E4DF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5" style:display-name="20% - Ênfase5" style:family="table-cell" style:data-style-name="N0">
      <style:table-cell-properties fo:background-color="#DA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6" style:display-name="20% - Ênfase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1" style:display-name="40% - Ênfase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2" style:display-name="40% - Ênfase2" style:family="table-cell" style:data-style-name="N0">
      <style:table-cell-properties fo:background-color="#E6B8B7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3" style:display-name="40% - Ênfase3" style:family="table-cell" style:data-style-name="N0">
      <style:table-cell-properties fo:background-color="#D8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4" style:display-name="40% - Ênfase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5" style:display-name="40% - Ênfase5" style:family="table-cell" style:data-style-name="N0">
      <style:table-cell-properties fo:background-color="#B7DE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6" style:display-name="40% - Ênfase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2" style:display-name="60% - Ênfase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3" style:display-name="60% - Ênfase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4" style:display-name="60% - Ênfase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5" style:display-name="60% - Ênfase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6" style:display-name="60% - Ênfase6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Bom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_202_nfase1" style:display-name="Ênfase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2" style:display-name="Ênfase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3" style:display-name="Ênfase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4" style:display-name="Ênfase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5" style:display-name="Ênfase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6" style:display-name="Ênfase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Entrada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_32_2_32_2" style:display-name="Normal 2 2 2 2" style:family="table-cell" style:data-style-name="N0"/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ta_32_2" style:display-name="Nota 2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style141209930404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8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38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4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9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76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7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1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2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6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4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0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8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58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26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36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2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6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713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xto_32_de_32_Aviso" style:display-name="Texto de Aviso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Texto_32_Explicativo" style:display-name="Texto Explicativo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Emerson</meta:initial-creator>
    <dc:creator>Fabricio Torres</dc:creator>
    <meta:creation-date>2013-10-08T19:05:20Z</meta:creation-date>
    <dc:date>2021-01-11T12:50:12Z</dc:date>
    <meta:print-date>2015-10-08T19:37:51Z</meta:print-date>
    <meta:editing-duration>PT0S</meta:editing-duration>
    <meta:user-defined meta:name="WorkbookGuid">69b1a701-4145-448e-94ab-41d8b1fa2635</meta:user-defined>
  </office:meta>
</office:document-meta>
</file>